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4b6e" officeooo:paragraph-rsid="000b4b6e"/>
    </style:style>
    <style:style style:name="P2" style:family="paragraph" style:parent-style-name="Standard">
      <style:text-properties officeooo:rsid="000dba41" officeooo:paragraph-rsid="000dba41"/>
    </style:style>
    <style:style style:name="P3" style:family="paragraph" style:parent-style-name="Standard">
      <style:text-properties officeooo:rsid="000ea2d8" officeooo:paragraph-rsid="000ea2d8"/>
    </style:style>
    <style:style style:name="T1" style:family="text">
      <style:text-properties officeooo:rsid="000c3d51"/>
    </style:style>
    <style:style style:name="T2" style:family="text">
      <style:text-properties officeooo:rsid="000ea2d8"/>
    </style:style>
    <style:style style:name="T3" style:family="text">
      <style:text-properties officeooo:rsid="000fff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дравствуйте, Михаил <text:span text:style-name="T2">Сергеевич</text:span>,</text:p>
      <text:p text:style-name="P1"/>
      <text:p text:style-name="P1">Я прошел курс Bioinformatics, который Вы вели, и я бы хотел обратиться к Вам с просьбой о совете в области учебы и карьеры. Я студент 1 курса совместной магистерской программы ВШЭ и Сколтеха “Статистическая теория обучения”, в Сколтехе это часть программы data science. Бакалавриат я закончил на Факультете Математики ВШЭ.</text:p>
      <text:p text:style-name="P1"/>
      <text:p text:style-name="P1">Курс Bioinformatics принес мне больше приятных ощущений вовлеченности и интересности, чем любой другой курс, который я проходил как в бакалавриате, так и в первом терме в <text:span text:style-name="T2">С</text:span>колтехе. Это заставило меня серьезно задуматься. Основной своей областью деятельности с 3 курса бакалавриата я считаю машинное обучение. Я делал это, потому что сделал выбор, что хочу посвятить карьеру разработкам в области технологий, связанных с безопасностью ИИ-систем, так как считаю, что создание сильного ИИ станет поворотным моментом в истории человечества. Однако, хотя мотивация заниматься этим была, сами занятия мне не нравились. Я написал на эту тему две курсовые работы и прошел три стажировки, а также проучился год в ШАДе. Все эти вещи были для меня неприятны, однако засчет своего трудолюбия я все равно справлялся. Ни разу в последние 5 лет я в свободное время не занимался ни математикой, ни машинным обучением. <text:span text:style-name="T1">Я не знаю, почему так складывается, но учеба математике для меня состоит из тупого запоминания. Я вижу, что есть люди, которые видят в ней много красоты, которые проявляют в математике свою креативность. Я ничего не имею против математики как таковой, но я не из числа таких людей.</text:span></text:p>
      <text:p text:style-name="P1"/>
      <text:p text:style-name="P1">И вот я из любопытства прошел курс Bioinformatics, и у меня появилась гипотеза, что <text:span text:style-name="T1">науки о жизни могли бы быть для меня более подходящей областью в плане personal fit, чем математика и ML. Я понимаю, что в науках о жизни сейчас может быть много математики и ML, и поэтому не говорю, что не хочу заниматься ими вовсе. Гипотеза в том, что если добавить связь с поведением живых систем, то все становится для меня значительно вовлекательнее.</text:span></text:p>
      <text:p text:style-name="P1"/>
      <text:p text:style-name="P2">Я очень хочу улучшить мир. Раньше я хотел это делать, участвуя в создании безопасного сильного ИИ, но теперь до меня дошло, что даже будучи старательным и умным, я не добьюсь в этой области успеха из-за того что она не приносит не удовольствие. Если говорить о науках о жизни, то мне известны применения в виде предотвращения глобальных пандемий и борьба со старением.</text:p>
      <text:p text:style-name="P2"/>
      <text:p text:style-name="P2">Написав все это, я обращаюсь к Вам за советом. Как мне построить академическую карьеру? С кем и о чем писать Early Research Project и Thesis? <text:span text:style-name="T3">Какую выбрать лабораторию? </text:span>От студентов моего направления ожида<text:span text:style-name="T3">ю</text:span>тся особенно теоретические и абстрактные работы, <text:span text:style-name="T2">поэтому я захожусь в замешательстве. Наверняка Вы сталкивались с опытом студентов при переходе из математики в биологию и сами обладаете таким опытом, поэтому я Вам и пишу. Как вариант я пока вижу для себя брать еще биологические курсы в Сколтехе и смотреть, как мне от этого будет.</text:span></text:p>
      <text:p text:style-name="P2"/>
      <text:p text:style-name="P3">Буду чрезвычайно благодарен за помощь и совет,</text:p>
      <text:p text:style-name="P3">С уважением, Михаил Зыби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19:29:43.482893099</meta:creation-date>
    <dc:date>2020-10-23T10:18:13.690219430</dc:date>
    <meta:editing-duration>PT13H56M9S</meta:editing-duration>
    <meta:editing-cycles>1</meta:editing-cycles>
    <meta:document-statistic meta:table-count="0" meta:image-count="0" meta:object-count="0" meta:page-count="1" meta:paragraph-count="8" meta:word-count="469" meta:character-count="2951" meta:non-whitespace-character-count="2490"/>
    <meta:generator>LibreOffice/6.0.7.3$Linux_X86_64 LibreOffice_project/00m0$Build-3</meta:generator>
  </office:meta>
</office:document-meta>
</file>